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10_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Francis Cohen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Prayer for a funeral/</text:p>
      <text:p text:style-name="P3">God in whose hand is the soul of all/ living, and the spirit of all created beings!/ <text:s/>We bow reverently to Thy sovereign will./ <text:s/>Thou hast appointed a limited time unto/ man on earth, so that he may learn to number/ his days, and apply his heart to wisdom/ and happy, thrice happy will be they whose/ vigour of youth, and ripe judgment attending/ old-age, are devoted to improve their latter/ end. <text:s/>They shall be crowned with thy/ gracious favour, and quaff at the fountain/ of Thy delights. <text:s/>Lord! a creature of/ thy hand, who did apply her heart to wisdom,/ has now been ushered into thy divine presence./</text:p>
      <text:p text:style-name="P3"/>
      <text:p text:style-name="P3">[Page 2]</text:p>
      <text:p text:style-name="P3">Great is the bereavement <text:span text:style-name="T2">[?]</text:span><text:span text:style-name="T3"> to the house-/-hold of Israel; but the universal sorrow/ experienced at her departure, is assuaged/ by the evidence of Thy loving-kindness towards/ the departed. <text:s/>Thanks and praises to/ Thy holy name. <text:s/>It was to reward the/ domestic and social virtues of Thy hand-/-maid, that Thou didst signally vouchsafe/ to deliver her from the pangs of death./ <text:s/>As her steps on the path of righteousness were/ soft and quiet, so was her</text:span><text:span text:style-name="T2">e</text:span><text:span text:style-name="T3"> end calm and/ serene. <text:s/>At thy summons, the untramelled[sic!]/ spirit leaped over the shore of eternity, to/ live beatified in Thy heavenly embrace./</text:span></text:p>
      <text:p text:style-name="P3"><text:span text:style-name="T3"/></text:p>
      <text:p text:style-name="P3"><text:span text:style-name="T3">[Page 3]</text:span></text:p>
      <text:p text:style-name="P3"><text:span text:style-name="T3">This tenement of clay will moulder in/ the dust, but that which is immortal of/ Francis Cohen, will </text:span><text:span text:style-name="T2">live</text:span><text:span text:style-name="T3"> abide with Thee/ in regions glorious and celestial. <text:s/>The asking heart will cease to throb, her feelings will be harrowed no more./ <text:s/>Grant O God! that the sterling qualities/ which endeared our lamented </text:span><text:soft-page-break/><text:span text:style-name="T3">sister to all/ who knew her be reflected in the character/ of her offspring. <text:s/>That her piety, her/ meekness, and active benevolence be per-/-petuated through those to whom she/ was a tender parent and faithful protector./ <text:s/>The loss sustained will then be full repaired./ <text:s/>She will see it and rejoice, which the Congre-/-gation of Thy people, whose </text:span><text:span text:style-name="T2">m</text:span><text:span text:style-name="T3"> honored/</text:span></text:p>
      <text:p text:style-name="P3"><text:span text:style-name="T3"/></text:p>
      <text:p text:style-name="P3"><text:span text:style-name="T3">[Page 4]</text:span></text:p>
      <text:p text:style-name="P3"><text:span text:style-name="T3">member she was, will exclaim. <text:s/>"The Lord hath/ given, and the Lord hath taken, may/ the name of the Lord ever be blessed."/ <text:s/>Prayer at a funera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8T14:17:06.05</meta:creation-date>
    <meta:document-statistic meta:table-count="0" meta:image-count="0" meta:object-count="0" meta:page-count="3" meta:paragraph-count="69" meta:word-count="518" meta:character-count="3339"/>
    <dc:date>2012-11-08T14:27:05.04</dc:date>
    <meta:editing-duration>PT9M59S</meta:editing-duration>
    <meta:editing-cycles>1</meta:editing-cycles>
    <meta:generator>OpenOffice.org/3.4.1$Win32 OpenOffice.org_project/341m1$Build-9593</meta:generator>
  </office:meta>
</office:document-meta>
</file>